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.5pt" fo:letter-spacing="0.028in" fo:background-color="transparent" style:font-size-asian="11.5pt" style:font-size-complex="11.5pt"/>
    </style:style>
    <style:style style:name="P2" style:family="paragraph" style:parent-style-name="Standard">
      <style:paragraph-properties fo:text-align="end" style:justify-single-word="false"/>
      <style:text-properties fo:font-size="11.5pt" fo:letter-spacing="0.028in" fo:background-color="transparent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____CURRENT____</text:p>
      <text:p text:style-name="P2">____SOURCE____</text:p>
      <text:p text:style-name="P1"/>
      <text:p text:style-name="P2">____ON____</text:p>
      <text:p text:style-name="P2">____\____</text:p>
      <text:p text:style-name="P2">____OFF____</text:p>
      <text:p text:style-name="P1"/>
      <text:p text:style-name="P1"/>
      <text:p text:style-name="P2">____OUT____</text:p>
      <text:p text:style-name="P2"/>
      <text:p text:style-name="P2">____IN____</text:p>
      <text:p text:style-name="P1"/>
      <text:p text:style-name="P1">____2011.03.16.2____</text:p>
      <text:p text:style-name="P1">____IJS + EEF___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8T05:26:30</meta:creation-date>
    <meta:print-date>2011-03-16T08:52:10</meta:print-date>
    <dc:date>2011-03-16T10:11:51</dc:date>
    <meta:editing-duration>PT04H54M27S</meta:editing-duration>
    <meta:editing-cycles>32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11" meta:character-count="116"/>
  </office:meta>
</office:document-meta>
</file>